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8" style:family="table-cell" style:parent-style-name="Pivot_20_Table_20_Category" style:data-style-name="N0"/>
    <style:style style:name="ce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1" style:family="table-cell" style:parent-style-name="Pivot_20_Table_20_Value" style:data-style-name="N0"/>
    <style:style style:name="ce4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orner">
      <style:table-cell-properties fo:border-bottom="none" fo:border-left="none" fo:border-right="none" fo:border-top="2.01pt solid #000000"/>
    </style:style>
    <style:style style:name="ce4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5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7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M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M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M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M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M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M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M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M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M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M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8" calcext:value-type="float">
            <text:p>0.98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M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M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M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M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M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M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M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M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M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M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M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M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M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M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6" calcext:value-type="float">
            <text:p>0.86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M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M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8" calcext:value-type="float">
            <text:p>0.98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M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M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M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M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M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M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M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M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M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M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81" calcext:value-type="float">
            <text:p>0.81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M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M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RR" calcext:value-type="string">
            <text:p>RR</text:p>
          </table:table-cell>
          <table:table-cell table:style-name="ce1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M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NM" calcext:value-type="string">
            <text:p>NM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M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S" calcext:value-type="string">
            <text:p>S</text:p>
          </table:table-cell>
          <table:table-cell table:style-name="ce1" office:value-type="float" office:value="0.87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139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table-column table:style-name="co8" table:default-cell-style-name="ce29"/>
        <table:table-column table:style-name="co8" table:default-cell-style-name="ce35"/>
        <table:table-column table:style-name="co8" table:number-columns-repeated="2" table:default-cell-style-name="ce41"/>
        <table:table-column table:style-name="co8" table:default-cell-style-name="ce46"/>
        <table:table-column table:style-name="co8" table:default-cell-style-name="ce54"/>
        <table:table-row table:style-name="ro1">
          <table:table-cell table:style-name="ce25" office:value-type="string" calcext:value-type="string">
            <text:p>Average - F1 Score</text:p>
          </table:table-cell>
          <table:table-cell table:style-name="ce31" office:value-type="string" calcext:value-type="string">
            <text:p>MODEL</text:p>
          </table:table-cell>
          <table:table-cell table:style-name="ce31" office:value-type="string" calcext:value-type="string">
            <text:p>Short Name</text:p>
          </table:table-cell>
          <table:table-cell table:style-name="ce44" table:number-columns-repeated="2"/>
          <table:table-cell table:style-name="ce50"/>
        </table:table-row>
        <table:table-row table:style-name="ro1">
          <table:table-cell table:style-name="ce26"/>
          <table:table-cell table:style-name="ce32" office:value-type="string" calcext:value-type="string">
            <text:p>llama3.1-8b</text:p>
          </table:table-cell>
          <table:table-cell table:style-name="ce38" table:number-columns-repeated="3"/>
          <table:table-cell table:style-name="ce51" office:value-type="string" calcext:value-type="string">
            <text:p>Total Result</text:p>
          </table:table-cell>
        </table:table-row>
        <table:table-row table:style-name="ro1">
          <table:table-cell table:style-name="ce27" office:value-type="string" calcext:value-type="string">
            <text:p>BEHAVIOR FILE</text:p>
          </table:table-cell>
          <table:table-cell table:style-name="ce33" office:value-type="string" calcext:value-type="string">
            <text:p>L</text:p>
          </table:table-cell>
          <table:table-cell table:style-name="ce39" office:value-type="string" calcext:value-type="string">
            <text:p>NM</text:p>
          </table:table-cell>
          <table:table-cell table:style-name="ce39" office:value-type="string" calcext:value-type="string">
            <text:p>RR</text:p>
          </table:table-cell>
          <table:table-cell table:style-name="ce39" office:value-type="string" calcext:value-type="string">
            <text:p>S</text:p>
          </table:table-cell>
          <table:table-cell table:style-name="ce52"/>
        </table:table-row>
        <table:table-row table:style-name="ro1">
          <table:table-cell table:style-name="ce28" office:value-type="string" calcext:value-type="string">
            <text:p>behavior_first_report_v1</text:p>
          </table:table-cell>
          <table:table-cell table:style-name="ce34" office:value-type="float" office:value="0.98" calcext:value-type="float">
            <text:p>0.98</text:p>
          </table:table-cell>
          <table:table-cell table:style-name="ce40" office:value-type="float" office:value="0.88" calcext:value-type="float">
            <text:p>0.88</text:p>
          </table:table-cell>
          <table:table-cell table:style-name="ce40" office:value-type="float" office:value="0.93" calcext:value-type="float">
            <text:p>0.93</text:p>
          </table:table-cell>
          <table:table-cell table:style-name="ce45" office:value-type="float" office:value="0.84" calcext:value-type="float">
            <text:p>0.84</text:p>
          </table:table-cell>
          <table:table-cell table:style-name="ce53" office:value-type="float" office:value="0.9075" calcext:value-type="float">
            <text:p>0.9075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475" calcext:value-type="float">
            <text:p>0.947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9225" calcext:value-type="float">
            <text:p>0.922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.92" calcext:value-type="float">
            <text:p>0.92</text:p>
          </table:table-cell>
          <table:table-cell table:style-name="ce42" office:value-type="float" office:value="0.96" calcext:value-type="float">
            <text:p>0.96</text:p>
          </table:table-cell>
          <table:table-cell table:style-name="ce47" office:value-type="float" office:value="0.9" calcext:value-type="float">
            <text:p>0.9</text:p>
          </table:table-cell>
          <table:table-cell table:style-name="ce55" office:value-type="float" office:value="0.945" calcext:value-type="float">
            <text:p>0.945</text:p>
          </table:table-cell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7" office:value-type="float" office:value="0.991" calcext:value-type="float">
            <text:p>0.991</text:p>
          </table:table-cell>
          <table:table-cell table:style-name="ce43" office:value-type="float" office:value="0.923" calcext:value-type="float">
            <text:p>0.923</text:p>
          </table:table-cell>
          <table:table-cell table:style-name="ce43" office:value-type="float" office:value="0.954" calcext:value-type="float">
            <text:p>0.954</text:p>
          </table:table-cell>
          <table:table-cell table:style-name="ce48" office:value-type="float" office:value="0.875" calcext:value-type="float">
            <text:p>0.875</text:p>
          </table:table-cell>
          <table:table-cell table:style-name="ce56" office:value-type="float" office:value="0.93575" calcext:value-type="float">
            <text:p>0.93575</text:p>
          </table:table-cell>
        </table:table-row>
      </table:table>
      <table:table table:name="table" table:style-name="ta1">
        <table:table-column table:style-name="co8" table:number-columns-repeated="11" table:default-cell-style-name="Default"/>
        <table:table-row table:style-name="ro1">
          <table:table-cell/>
          <table:table-cell office:value-type="string" calcext:value-type="string" table:number-columns-spanned="1" table:number-rows-spanned="2">
            <text:p>Beha.</text:p>
            <text:p>File</text:p>
          </table:table-cell>
          <table:table-cell table:style-name="ce32" office:value-type="string" calcext:value-type="string">
            <text:p>(A1) format</text:p>
          </table:table-cell>
          <table:table-cell table:number-columns-repeated="3"/>
          <table:table-cell office:value-type="string" calcext:value-type="string">
            <text:p>(A2) description+format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33" office:value-type="string" calcext:value-type="string">
            <text:p>L</text:p>
          </table:table-cell>
          <table:table-cell table:style-name="ce39" office:value-type="string" calcext:value-type="string">
            <text:p>NM</text:p>
          </table:table-cell>
          <table:table-cell table:style-name="ce39" office:value-type="string" calcext:value-type="string">
            <text:p>RR</text:p>
          </table:table-cell>
          <table:table-cell table:style-name="ce39" office:value-type="string" calcext:value-type="string">
            <text:p>S</text:p>
          </table:table-cell>
          <table:table-cell table:style-name="ce33" office:value-type="string" calcext:value-type="string">
            <text:p>L</text:p>
          </table:table-cell>
          <table:table-cell table:style-name="ce39" office:value-type="string" calcext:value-type="string">
            <text:p>NM</text:p>
          </table:table-cell>
          <table:table-cell table:style-name="ce39" office:value-type="string" calcext:value-type="string">
            <text:p>RR</text:p>
          </table:table-cell>
          <table:table-cell table:style-name="ce39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0">
            <text:p>8b</text:p>
          </table:table-cell>
          <table:table-cell office:value-type="string" calcext:value-type="string">
            <text:p>F</text:p>
          </table:table-cell>
          <table:table-cell table:formula="of:=COM.MICROSOFT.CONCAT(&#10;    [.C26]*100;&#10;    IF([.C15]&gt;[.C26];&#10;        COM.MICROSOFT.CONCAT(&#10;            &quot;+&quot;;&#10;            ROUND(([.C15]-[.C26])*100)&#10;        );&#10;        IF([.C15]=[.C26];&#10;            &quot;&quot;; &#10;            ROUND(([.C15]-[.C26])*100)&#10;        )&#10;    )&#10;)" office:value-type="string" office:string-value="97+2" calcext:value-type="string">
            <text:p>97+2</text:p>
          </table:table-cell>
          <table:table-cell table:formula="of:=COM.MICROSOFT.CONCAT(&#10;    [.D26]*100;&#10;    IF([.D15]&gt;[.D26];&#10;        COM.MICROSOFT.CONCAT(&#10;            &quot;+&quot;;&#10;            ROUND(([.D15]-[.D26])*100)&#10;        );&#10;        IF([.D15]=[.D26];&#10;            &quot;&quot;; &#10;            ROUND(([.D15]-[.D26])*100)&#10;        )&#10;    )&#10;)" office:value-type="string" office:string-value="86" calcext:value-type="string">
            <text:p>86</text:p>
          </table:table-cell>
          <table:table-cell table:formula="of:=COM.MICROSOFT.CONCAT(&#10;    [.E26]*100;&#10;    IF([.E15]&gt;[.E26];&#10;        COM.MICROSOFT.CONCAT(&#10;            &quot;+&quot;;&#10;            ROUND(([.E15]-[.E26])*100)&#10;        );&#10;        IF([.E15]=[.E26];&#10;            &quot;&quot;; &#10;            ROUND(([.E15]-[.E26])*100)&#10;        )&#10;    )&#10;)" office:value-type="string" office:string-value="54+37" calcext:value-type="string">
            <text:p>54+37</text:p>
          </table:table-cell>
          <table:table-cell table:formula="of:=COM.MICROSOFT.CONCAT(&#10;    [.F26]*100;&#10;    IF([.F15]&gt;[.F26];&#10;        COM.MICROSOFT.CONCAT(&#10;            &quot;+&quot;;&#10;            ROUND(([.F15]-[.F26])*100)&#10;        );&#10;        IF([.F15]=[.F26];&#10;            &quot;&quot;; &#10;            ROUND(([.F15]-[.F26])*100)&#10;        )&#10;    )&#10;)" office:value-type="string" office:string-value="79-1" calcext:value-type="string">
            <text:p>79-1</text:p>
          </table:table-cell>
          <table:table-cell table:formula="of:=COM.MICROSOFT.CONCAT(&#10;    [.G26]*100;&#10;    IF([.G15]&gt;[.G26];&#10;        COM.MICROSOFT.CONCAT(&#10;            &quot;+&quot;;&#10;            ROUND(([.G15]-[.G26])*100)&#10;        );&#10;        IF([.G15]=[.G26];&#10;            &quot;&quot;; &#10;            ROUND(([.G15]-[.G26])*100)&#10;        )&#10;    )&#10;)" office:value-type="string" office:string-value="91+7" calcext:value-type="string">
            <text:p>91+7</text:p>
          </table:table-cell>
          <table:table-cell table:formula="of:=COM.MICROSOFT.CONCAT(&#10;    [.H26]*100;&#10;    IF([.H15]&gt;[.H26];&#10;        COM.MICROSOFT.CONCAT(&#10;            &quot;+&quot;;&#10;            ROUND(([.H15]-[.H26])*100)&#10;        );&#10;        IF([.H15]=[.H26];&#10;            &quot;&quot;; &#10;            ROUND(([.H15]-[.H26])*100)&#10;        )&#10;    )&#10;)" office:value-type="string" office:string-value="83+5" calcext:value-type="string">
            <text:p>83+5</text:p>
          </table:table-cell>
          <table:table-cell table:formula="of:=COM.MICROSOFT.CONCAT(&#10;    [.I26]*100;&#10;    IF([.I15]&gt;[.I26];&#10;        COM.MICROSOFT.CONCAT(&#10;            &quot;+&quot;;&#10;            ROUND(([.I15]-[.I26])*100)&#10;        );&#10;        IF([.I15]=[.I26];&#10;            &quot;&quot;; &#10;            ROUND(([.I15]-[.I26])*100)&#10;        )&#10;    )&#10;)" office:value-type="string" office:string-value="61+32" calcext:value-type="string">
            <text:p>61+32</text:p>
          </table:table-cell>
          <table:table-cell table:formula="of:=COM.MICROSOFT.CONCAT(&#10;    [.J26]*100;&#10;    IF([.J15]&gt;[.J26];&#10;        COM.MICROSOFT.CONCAT(&#10;            &quot;+&quot;;&#10;            ROUND(([.J15]-[.J26])*100)&#10;        );&#10;        IF([.J15]=[.J26];&#10;            &quot;&quot;; &#10;            ROUND(([.J15]-[.J26])*100)&#10;        )&#10;    )&#10;)" office:value-type="string" office:string-value="86-2" calcext:value-type="string">
            <text:p>86-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F</text:p>
          </table:table-cell>
          <table:table-cell table:formula="of:=COM.MICROSOFT.CONCAT(&#10;    [.C27]*100;&#10;    IF([.C16]&gt;[.C27];&#10;        COM.MICROSOFT.CONCAT(&#10;            &quot;+&quot;;&#10;            ROUND(([.C16]-[.C27])*100)&#10;        );&#10;        IF([.C16]=[.C27];&#10;            &quot;&quot;; &#10;            ROUND(([.C16]-[.C27])*100)&#10;        )&#10;    )&#10;)" office:value-type="string" office:string-value="94+6" calcext:value-type="string">
            <text:p>94+6</text:p>
          </table:table-cell>
          <table:table-cell table:formula="of:=COM.MICROSOFT.CONCAT(&#10;    [.D27]*100;&#10;    IF([.D16]&gt;[.D27];&#10;        COM.MICROSOFT.CONCAT(&#10;            &quot;+&quot;;&#10;            ROUND(([.D16]-[.D27])*100)&#10;        );&#10;        IF([.D16]=[.D27];&#10;            &quot;&quot;; &#10;            ROUND(([.D16]-[.D27])*100)&#10;        )&#10;    )&#10;)" office:value-type="string" office:string-value="91+1" calcext:value-type="string">
            <text:p>91+1</text:p>
          </table:table-cell>
          <table:table-cell table:formula="of:=COM.MICROSOFT.CONCAT(&#10;    [.E27]*100;&#10;    IF([.E16]&gt;[.E27];&#10;        COM.MICROSOFT.CONCAT(&#10;            &quot;+&quot;;&#10;            ROUND(([.E16]-[.E27])*100)&#10;        );&#10;        IF([.E16]=[.E27];&#10;            &quot;&quot;; &#10;            ROUND(([.E16]-[.E27])*100)&#10;        )&#10;    )&#10;)" office:value-type="string" office:string-value="52+43" calcext:value-type="string">
            <text:p>52+43</text:p>
          </table:table-cell>
          <table:table-cell table:formula="of:=COM.MICROSOFT.CONCAT(&#10;    [.F27]*100;&#10;    IF([.F16]&gt;[.F27];&#10;        COM.MICROSOFT.CONCAT(&#10;            &quot;+&quot;;&#10;            ROUND(([.F16]-[.F27])*100)&#10;        );&#10;        IF([.F16]=[.F27];&#10;            &quot;&quot;; &#10;            ROUND(([.F16]-[.F27])*100)&#10;        )&#10;    )&#10;)" office:value-type="string" office:string-value="83+9" calcext:value-type="string">
            <text:p>83+9</text:p>
          </table:table-cell>
          <table:table-cell table:formula="of:=COM.MICROSOFT.CONCAT(&#10;    [.G27]*100;&#10;    IF([.G16]&gt;[.G27];&#10;        COM.MICROSOFT.CONCAT(&#10;            &quot;+&quot;;&#10;            ROUND(([.G16]-[.G27])*100)&#10;        );&#10;        IF([.G16]=[.G27];&#10;            &quot;&quot;; &#10;            ROUND(([.G16]-[.G27])*100)&#10;        )&#10;    )&#10;)" office:value-type="string" office:string-value="89+10" calcext:value-type="string">
            <text:p>89+10</text:p>
          </table:table-cell>
          <table:table-cell table:formula="of:=COM.MICROSOFT.CONCAT(&#10;    [.H27]*100;&#10;    IF([.H16]&gt;[.H27];&#10;        COM.MICROSOFT.CONCAT(&#10;            &quot;+&quot;;&#10;            ROUND(([.H16]-[.H27])*100)&#10;        );&#10;        IF([.H16]=[.H27];&#10;            &quot;&quot;; &#10;            ROUND(([.H16]-[.H27])*100)&#10;        )&#10;    )&#10;)" office:value-type="string" office:string-value="91+2" calcext:value-type="string">
            <text:p>91+2</text:p>
          </table:table-cell>
          <table:table-cell table:formula="of:=COM.MICROSOFT.CONCAT(&#10;    [.I27]*100;&#10;    IF([.I16]&gt;[.I27];&#10;        COM.MICROSOFT.CONCAT(&#10;            &quot;+&quot;;&#10;            ROUND(([.I16]-[.I27])*100)&#10;        );&#10;        IF([.I16]=[.I27];&#10;            &quot;&quot;; &#10;            ROUND(([.I16]-[.I27])*100)&#10;        )&#10;    )&#10;)" office:value-type="string" office:string-value="58+38" calcext:value-type="string">
            <text:p>58+38</text:p>
          </table:table-cell>
          <table:table-cell table:formula="of:=COM.MICROSOFT.CONCAT(&#10;    [.J27]*100;&#10;    IF([.J16]&gt;[.J27];&#10;        COM.MICROSOFT.CONCAT(&#10;            &quot;+&quot;;&#10;            ROUND(([.J16]-[.J27])*100)&#10;        );&#10;        IF([.J16]=[.J27];&#10;            &quot;&quot;; &#10;            ROUND(([.J16]-[.J27])*100)&#10;        )&#10;    )&#10;)" office:value-type="string" office:string-value="86+5" calcext:value-type="string">
            <text:p>86+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N</text:p>
          </table:table-cell>
          <table:table-cell table:formula="of:=COM.MICROSOFT.CONCAT(&#10;    [.C28]*100;&#10;    IF([.C17]&gt;[.C28];&#10;        COM.MICROSOFT.CONCAT(&#10;            &quot;+&quot;;&#10;            ROUND(([.C17]-[.C28])*100)&#10;        );&#10;        IF([.C17]=[.C28];&#10;            &quot;&quot;; &#10;            ROUND(([.C17]-[.C28])*100)&#10;        )&#10;    )&#10;)" office:value-type="string" office:string-value="98+1" calcext:value-type="string">
            <text:p>98+1</text:p>
          </table:table-cell>
          <table:table-cell table:formula="of:=COM.MICROSOFT.CONCAT(&#10;    [.D28]*100;&#10;    IF([.D17]&gt;[.D28];&#10;        COM.MICROSOFT.CONCAT(&#10;            &quot;+&quot;;&#10;            ROUND(([.D17]-[.D28])*100)&#10;        );&#10;        IF([.D17]=[.D28];&#10;            &quot;&quot;; &#10;            ROUND(([.D17]-[.D28])*100)&#10;        )&#10;    )&#10;)" office:value-type="string" office:string-value="86" calcext:value-type="string">
            <text:p>86</text:p>
          </table:table-cell>
          <table:table-cell table:formula="of:=COM.MICROSOFT.CONCAT(&#10;    [.E28]*100;&#10;    IF([.E17]&gt;[.E28];&#10;        COM.MICROSOFT.CONCAT(&#10;            &quot;+&quot;;&#10;            ROUND(([.E17]-[.E28])*100)&#10;        );&#10;        IF([.E17]=[.E28];&#10;            &quot;&quot;; &#10;            ROUND(([.E17]-[.E28])*100)&#10;        )&#10;    )&#10;)" office:value-type="string" office:string-value="53+38" calcext:value-type="string">
            <text:p>53+38</text:p>
          </table:table-cell>
          <table:table-cell table:formula="of:=COM.MICROSOFT.CONCAT(&#10;    [.F28]*100;&#10;    IF([.F17]&gt;[.F28];&#10;        COM.MICROSOFT.CONCAT(&#10;            &quot;+&quot;;&#10;            ROUND(([.F17]-[.F28])*100)&#10;        );&#10;        IF([.F17]=[.F28];&#10;            &quot;&quot;; &#10;            ROUND(([.F17]-[.F28])*100)&#10;        )&#10;    )&#10;)" office:value-type="string" office:string-value="81-2" calcext:value-type="string">
            <text:p>81-2</text:p>
          </table:table-cell>
          <table:table-cell table:formula="of:=COM.MICROSOFT.CONCAT(&#10;    [.G28]*100;&#10;    IF([.G17]&gt;[.G28];&#10;        COM.MICROSOFT.CONCAT(&#10;            &quot;+&quot;;&#10;            ROUND(([.G17]-[.G28])*100)&#10;        );&#10;        IF([.G17]=[.G28];&#10;            &quot;&quot;; &#10;            ROUND(([.G17]-[.G28])*100)&#10;        )&#10;    )&#10;)" office:value-type="string" office:string-value="95+3" calcext:value-type="string">
            <text:p>95+3</text:p>
          </table:table-cell>
          <table:table-cell table:formula="of:=COM.MICROSOFT.CONCAT(&#10;    [.H28]*100;&#10;    IF([.H17]&gt;[.H28];&#10;        COM.MICROSOFT.CONCAT(&#10;            &quot;+&quot;;&#10;            ROUND(([.H17]-[.H28])*100)&#10;        );&#10;        IF([.H17]=[.H28];&#10;            &quot;&quot;; &#10;            ROUND(([.H17]-[.H28])*100)&#10;        )&#10;    )&#10;)" office:value-type="string" office:string-value="89+1" calcext:value-type="string">
            <text:p>89+1</text:p>
          </table:table-cell>
          <table:table-cell table:formula="of:=COM.MICROSOFT.CONCAT(&#10;    [.I28]*100;&#10;    IF([.I17]&gt;[.I28];&#10;        COM.MICROSOFT.CONCAT(&#10;            &quot;+&quot;;&#10;            ROUND(([.I17]-[.I28])*100)&#10;        );&#10;        IF([.I17]=[.I28];&#10;            &quot;&quot;; &#10;            ROUND(([.I17]-[.I28])*100)&#10;        )&#10;    )&#10;)" office:value-type="string" office:string-value="57+36" calcext:value-type="string">
            <text:p>57+36</text:p>
          </table:table-cell>
          <table:table-cell table:formula="of:=COM.MICROSOFT.CONCAT(&#10;    [.J28]*100;&#10;    IF([.J17]&gt;[.J28];&#10;        COM.MICROSOFT.CONCAT(&#10;            &quot;+&quot;;&#10;            ROUND(([.J17]-[.J28])*100)&#10;        );&#10;        IF([.J17]=[.J28];&#10;            &quot;&quot;; &#10;            ROUND(([.J17]-[.J28])*100)&#10;        )&#10;    )&#10;)" office:value-type="string" office:string-value="84-1" calcext:value-type="string">
            <text:p>84-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FN</text:p>
          </table:table-cell>
          <table:table-cell table:formula="of:=COM.MICROSOFT.CONCAT(&#10;    [.C29]*100;&#10;    IF([.C18]&gt;[.C29];&#10;        COM.MICROSOFT.CONCAT(&#10;            &quot;+&quot;;&#10;            ROUND(([.C18]-[.C29])*100)&#10;        );&#10;        IF([.C18]=[.C29];&#10;            &quot;&quot;; &#10;            ROUND(([.C18]-[.C29])*100)&#10;        )&#10;    )&#10;)" office:value-type="string" office:string-value="96+3" calcext:value-type="string">
            <text:p>96+3</text:p>
          </table:table-cell>
          <table:table-cell table:formula="of:=COM.MICROSOFT.CONCAT(&#10;    [.D29]*100;&#10;    IF([.D18]&gt;[.D29];&#10;        COM.MICROSOFT.CONCAT(&#10;            &quot;+&quot;;&#10;            ROUND(([.D18]-[.D29])*100)&#10;        );&#10;        IF([.D18]=[.D29];&#10;            &quot;&quot;; &#10;            ROUND(([.D18]-[.D29])*100)&#10;        )&#10;    )&#10;)" office:value-type="string" office:string-value="91" calcext:value-type="string">
            <text:p>91</text:p>
          </table:table-cell>
          <table:table-cell table:formula="of:=COM.MICROSOFT.CONCAT(&#10;    [.E29]*100;&#10;    IF([.E18]&gt;[.E29];&#10;        COM.MICROSOFT.CONCAT(&#10;            &quot;+&quot;;&#10;            ROUND(([.E18]-[.E29])*100)&#10;        );&#10;        IF([.E18]=[.E29];&#10;            &quot;&quot;; &#10;            ROUND(([.E18]-[.E29])*100)&#10;        )&#10;    )&#10;)" office:value-type="string" office:string-value="49+46" calcext:value-type="string">
            <text:p>49+46</text:p>
          </table:table-cell>
          <table:table-cell table:formula="of:=COM.MICROSOFT.CONCAT(&#10;    [.F29]*100;&#10;    IF([.F18]&gt;[.F29];&#10;        COM.MICROSOFT.CONCAT(&#10;            &quot;+&quot;;&#10;            ROUND(([.F18]-[.F29])*100)&#10;        );&#10;        IF([.F18]=[.F29];&#10;            &quot;&quot;; &#10;            ROUND(([.F18]-[.F29])*100)&#10;        )&#10;    )&#10;)" office:value-type="string" office:string-value="83+7" calcext:value-type="string">
            <text:p>83+7</text:p>
          </table:table-cell>
          <table:table-cell table:formula="of:=COM.MICROSOFT.CONCAT(&#10;    [.G29]*100;&#10;    IF([.G18]&gt;[.G29];&#10;        COM.MICROSOFT.CONCAT(&#10;            &quot;+&quot;;&#10;            ROUND(([.G18]-[.G29])*100)&#10;        );&#10;        IF([.G18]=[.G29];&#10;            &quot;&quot;; &#10;            ROUND(([.G18]-[.G29])*100)&#10;        )&#10;    )&#10;)" office:value-type="string" office:string-value="88+11" calcext:value-type="string">
            <text:p>88+11</text:p>
          </table:table-cell>
          <table:table-cell table:formula="of:=COM.MICROSOFT.CONCAT(&#10;    [.H29]*100;&#10;    IF([.H18]&gt;[.H29];&#10;        COM.MICROSOFT.CONCAT(&#10;            &quot;+&quot;;&#10;            ROUND(([.H18]-[.H29])*100)&#10;        );&#10;        IF([.H18]=[.H29];&#10;            &quot;&quot;; &#10;            ROUND(([.H18]-[.H29])*100)&#10;        )&#10;    )&#10;)" office:value-type="string" office:string-value="90+2" calcext:value-type="string">
            <text:p>90+2</text:p>
          </table:table-cell>
          <table:table-cell table:formula="of:=COM.MICROSOFT.CONCAT(&#10;    [.I29]*100;&#10;    IF([.I18]&gt;[.I29];&#10;        COM.MICROSOFT.CONCAT(&#10;            &quot;+&quot;;&#10;            ROUND(([.I18]-[.I29])*100)&#10;        );&#10;        IF([.I18]=[.I29];&#10;            &quot;&quot;; &#10;            ROUND(([.I18]-[.I29])*100)&#10;        )&#10;    )&#10;)" office:value-type="string" office:string-value="59+38" calcext:value-type="string">
            <text:p>59+38</text:p>
          </table:table-cell>
          <table:table-cell table:formula="of:=COM.MICROSOFT.CONCAT(&#10;    [.J29]*100;&#10;    IF([.J18]&gt;[.J29];&#10;        COM.MICROSOFT.CONCAT(&#10;            &quot;+&quot;;&#10;            ROUND(([.J18]-[.J29])*100)&#10;        );&#10;        IF([.J18]=[.J29];&#10;            &quot;&quot;; &#10;            ROUND(([.J18]-[.J29])*100)&#10;        )&#10;    )&#10;)" office:value-type="string" office:string-value="83+9" calcext:value-type="string">
            <text:p>83+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table:formula="of:=COM.MICROSOFT.CONCAT(&#10;    [.C30]*100;&#10;    IF([.C19]&gt;[.C30];&#10;        COM.MICROSOFT.CONCAT(&#10;            &quot;+&quot;;&#10;            ROUND(([.C19]-[.C30])*100)&#10;        );&#10;        IF([.C19]=[.C30];&#10;            &quot;&quot;; &#10;            ROUND(([.C19]-[.C30])*100)&#10;        )&#10;    )&#10;)" office:value-type="string" office:string-value="92+7" calcext:value-type="string">
            <text:p>92+7</text:p>
          </table:table-cell>
          <table:table-cell table:formula="of:=COM.MICROSOFT.CONCAT(&#10;    [.D30]*100;&#10;    IF([.D19]&gt;[.D30];&#10;        COM.MICROSOFT.CONCAT(&#10;            &quot;+&quot;;&#10;            ROUND(([.D19]-[.D30])*100)&#10;        );&#10;        IF([.D19]=[.D30];&#10;            &quot;&quot;; &#10;            ROUND(([.D19]-[.D30])*100)&#10;        )&#10;    )&#10;)" office:value-type="string" office:string-value="91-2" calcext:value-type="string">
            <text:p>91-2</text:p>
          </table:table-cell>
          <table:table-cell table:formula="of:=COM.MICROSOFT.CONCAT(&#10;    [.E30]*100;&#10;    IF([.E19]&gt;[.E30];&#10;        COM.MICROSOFT.CONCAT(&#10;            &quot;+&quot;;&#10;            ROUND(([.E19]-[.E30])*100)&#10;        );&#10;        IF([.E19]=[.E30];&#10;            &quot;&quot;; &#10;            ROUND(([.E19]-[.E30])*100)&#10;        )&#10;    )&#10;)" office:value-type="string" office:string-value="56+36" calcext:value-type="string">
            <text:p>56+36</text:p>
          </table:table-cell>
          <table:table-cell table:formula="of:=COM.MICROSOFT.CONCAT(&#10;    [.F30]*100;&#10;    IF([.F19]&gt;[.F30];&#10;        COM.MICROSOFT.CONCAT(&#10;            &quot;+&quot;;&#10;            ROUND(([.F19]-[.F30])*100)&#10;        );&#10;        IF([.F19]=[.F30];&#10;            &quot;&quot;; &#10;            ROUND(([.F19]-[.F30])*100)&#10;        )&#10;    )&#10;)" office:value-type="string" office:string-value="86" calcext:value-type="string">
            <text:p>86</text:p>
          </table:table-cell>
          <table:table-cell table:formula="of:=COM.MICROSOFT.CONCAT(&#10;    [.G30]*100;&#10;    IF([.G19]&gt;[.G30];&#10;        COM.MICROSOFT.CONCAT(&#10;            &quot;+&quot;;&#10;            ROUND(([.G19]-[.G30])*100)&#10;        );&#10;        IF([.G19]=[.G30];&#10;            &quot;&quot;; &#10;            ROUND(([.G19]-[.G30])*100)&#10;        )&#10;    )&#10;)" office:value-type="string" office:string-value="88+11" calcext:value-type="string">
            <text:p>88+11</text:p>
          </table:table-cell>
          <table:table-cell table:formula="of:=COM.MICROSOFT.CONCAT(&#10;    [.H30]*100;&#10;    IF([.H19]&gt;[.H30];&#10;        COM.MICROSOFT.CONCAT(&#10;            &quot;+&quot;;&#10;            ROUND(([.H19]-[.H30])*100)&#10;        );&#10;        IF([.H19]=[.H30];&#10;            &quot;&quot;; &#10;            ROUND(([.H19]-[.H30])*100)&#10;        )&#10;    )&#10;)" office:value-type="string" office:string-value="92+2" calcext:value-type="string">
            <text:p>92+2</text:p>
          </table:table-cell>
          <table:table-cell table:formula="of:=COM.MICROSOFT.CONCAT(&#10;    [.I30]*100;&#10;    IF([.I19]&gt;[.I30];&#10;        COM.MICROSOFT.CONCAT(&#10;            &quot;+&quot;;&#10;            ROUND(([.I19]-[.I30])*100)&#10;        );&#10;        IF([.I19]=[.I30];&#10;            &quot;&quot;; &#10;            ROUND(([.I19]-[.I30])*100)&#10;        )&#10;    )&#10;)" office:value-type="string" office:string-value="57+37" calcext:value-type="string">
            <text:p>57+37</text:p>
          </table:table-cell>
          <table:table-cell table:formula="of:=COM.MICROSOFT.CONCAT(&#10;    [.J30]*100;&#10;    IF([.J19]&gt;[.J30];&#10;        COM.MICROSOFT.CONCAT(&#10;            &quot;+&quot;;&#10;            ROUND(([.J19]-[.J30])*100)&#10;        );&#10;        IF([.J19]=[.J30];&#10;            &quot;&quot;; &#10;            ROUND(([.J19]-[.J30])*100)&#10;        )&#10;    )&#10;)" office:value-type="string" office:string-value="88" calcext:value-type="string">
            <text:p>8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I</text:p>
          </table:table-cell>
          <table:table-cell table:formula="of:=COM.MICROSOFT.CONCAT(&#10;    [.C31]*100;&#10;    IF([.C20]&gt;[.C31];&#10;        COM.MICROSOFT.CONCAT(&#10;            &quot;+&quot;;&#10;            ROUND(([.C20]-[.C31])*100)&#10;        );&#10;        IF([.C20]=[.C31];&#10;            &quot;&quot;; &#10;            ROUND(([.C20]-[.C31])*100)&#10;        )&#10;    )&#10;)" office:value-type="string" office:string-value="87+13" calcext:value-type="string">
            <text:p>87+13</text:p>
          </table:table-cell>
          <table:table-cell table:formula="of:=COM.MICROSOFT.CONCAT(&#10;    [.D31]*100;&#10;    IF([.D20]&gt;[.D31];&#10;        COM.MICROSOFT.CONCAT(&#10;            &quot;+&quot;;&#10;            ROUND(([.D20]-[.D31])*100)&#10;        );&#10;        IF([.D20]=[.D31];&#10;            &quot;&quot;; &#10;            ROUND(([.D20]-[.D31])*100)&#10;        )&#10;    )&#10;)" office:value-type="string" office:string-value="94" calcext:value-type="string">
            <text:p>94</text:p>
          </table:table-cell>
          <table:table-cell table:formula="of:=COM.MICROSOFT.CONCAT(&#10;    [.E31]*100;&#10;    IF([.E20]&gt;[.E31];&#10;        COM.MICROSOFT.CONCAT(&#10;            &quot;+&quot;;&#10;            ROUND(([.E20]-[.E31])*100)&#10;        );&#10;        IF([.E20]=[.E31];&#10;            &quot;&quot;; &#10;            ROUND(([.E20]-[.E31])*100)&#10;        )&#10;    )&#10;)" office:value-type="string" office:string-value="55+41" calcext:value-type="string">
            <text:p>55+41</text:p>
          </table:table-cell>
          <table:table-cell table:formula="of:=COM.MICROSOFT.CONCAT(&#10;    [.F31]*100;&#10;    IF([.F20]&gt;[.F31];&#10;        COM.MICROSOFT.CONCAT(&#10;            &quot;+&quot;;&#10;            ROUND(([.F20]-[.F31])*100)&#10;        );&#10;        IF([.F20]=[.F31];&#10;            &quot;&quot;; &#10;            ROUND(([.F20]-[.F31])*100)&#10;        )&#10;    )&#10;)" office:value-type="string" office:string-value="87+3" calcext:value-type="string">
            <text:p>87+3</text:p>
          </table:table-cell>
          <table:table-cell table:formula="of:=COM.MICROSOFT.CONCAT(&#10;    [.G31]*100;&#10;    IF([.G20]&gt;[.G31];&#10;        COM.MICROSOFT.CONCAT(&#10;            &quot;+&quot;;&#10;            ROUND(([.G20]-[.G31])*100)&#10;        );&#10;        IF([.G20]=[.G31];&#10;            &quot;&quot;; &#10;            ROUND(([.G20]-[.G31])*100)&#10;        )&#10;    )&#10;)" office:value-type="string" office:string-value="71+29" calcext:value-type="string">
            <text:p>71+29</text:p>
          </table:table-cell>
          <table:table-cell table:formula="of:=COM.MICROSOFT.CONCAT(&#10;    [.H31]*100;&#10;    IF([.H20]&gt;[.H31];&#10;        COM.MICROSOFT.CONCAT(&#10;            &quot;+&quot;;&#10;            ROUND(([.H20]-[.H31])*100)&#10;        );&#10;        IF([.H20]=[.H31];&#10;            &quot;&quot;; &#10;            ROUND(([.H20]-[.H31])*100)&#10;        )&#10;    )&#10;)" office:value-type="string" office:string-value="94" calcext:value-type="string">
            <text:p>94</text:p>
          </table:table-cell>
          <table:table-cell table:formula="of:=COM.MICROSOFT.CONCAT(&#10;    [.I31]*100;&#10;    IF([.I20]&gt;[.I31];&#10;        COM.MICROSOFT.CONCAT(&#10;            &quot;+&quot;;&#10;            ROUND(([.I20]-[.I31])*100)&#10;        );&#10;        IF([.I20]=[.I31];&#10;            &quot;&quot;; &#10;            ROUND(([.I20]-[.I31])*100)&#10;        )&#10;    )&#10;)" office:value-type="string" office:string-value="60+38" calcext:value-type="string">
            <text:p>60+38</text:p>
          </table:table-cell>
          <table:table-cell table:formula="of:=COM.MICROSOFT.CONCAT(&#10;    [.J31]*100;&#10;    IF([.J20]&gt;[.J31];&#10;        COM.MICROSOFT.CONCAT(&#10;            &quot;+&quot;;&#10;            ROUND(([.J20]-[.J31])*100)&#10;        );&#10;        IF([.J20]=[.J31];&#10;            &quot;&quot;; &#10;            ROUND(([.J20]-[.J31])*100)&#10;        )&#10;    )&#10;)" office:value-type="string" office:string-value="85+5" calcext:value-type="string">
            <text:p>85+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COM.MICROSOFT.CONCAT(&#10;    [.C32]*100;&#10;    IF([.C21]&gt;[.C32];&#10;        COM.MICROSOFT.CONCAT(&#10;            &quot;+&quot;;&#10;            ROUND(([.C21]-[.C32])*100)&#10;        );&#10;        IF([.C21]=[.C32];&#10;            &quot;&quot;; &#10;            ROUND(([.C21]-[.C32])*100)&#10;        )&#10;    )&#10;)" office:value-type="string" office:string-value="96+3" calcext:value-type="string">
            <text:p>96+3</text:p>
          </table:table-cell>
          <table:table-cell table:formula="of:=COM.MICROSOFT.CONCAT(&#10;    [.D32]*100;&#10;    IF([.D21]&gt;[.D32];&#10;        COM.MICROSOFT.CONCAT(&#10;            &quot;+&quot;;&#10;            ROUND(([.D21]-[.D32])*100)&#10;        );&#10;        IF([.D21]=[.D32];&#10;            &quot;&quot;; &#10;            ROUND(([.D21]-[.D32])*100)&#10;        )&#10;    )&#10;)" office:value-type="string" office:string-value="93-2" calcext:value-type="string">
            <text:p>93-2</text:p>
          </table:table-cell>
          <table:table-cell table:formula="of:=COM.MICROSOFT.CONCAT(&#10;    [.E32]*100;&#10;    IF([.E21]&gt;[.E32];&#10;        COM.MICROSOFT.CONCAT(&#10;            &quot;+&quot;;&#10;            ROUND(([.E21]-[.E32])*100)&#10;        );&#10;        IF([.E21]=[.E32];&#10;            &quot;&quot;; &#10;            ROUND(([.E21]-[.E32])*100)&#10;        )&#10;    )&#10;)" office:value-type="string" office:string-value="57+36" calcext:value-type="string">
            <text:p>57+36</text:p>
          </table:table-cell>
          <table:table-cell table:formula="of:=COM.MICROSOFT.CONCAT(&#10;    [.F32]*100;&#10;    IF([.F21]&gt;[.F32];&#10;        COM.MICROSOFT.CONCAT(&#10;            &quot;+&quot;;&#10;            ROUND(([.F21]-[.F32])*100)&#10;        );&#10;        IF([.F21]=[.F32];&#10;            &quot;&quot;; &#10;            ROUND(([.F21]-[.F32])*100)&#10;        )&#10;    )&#10;)" office:value-type="string" office:string-value="83" calcext:value-type="string">
            <text:p>83</text:p>
          </table:table-cell>
          <table:table-cell table:formula="of:=COM.MICROSOFT.CONCAT(&#10;    [.G32]*100;&#10;    IF([.G21]&gt;[.G32];&#10;        COM.MICROSOFT.CONCAT(&#10;            &quot;+&quot;;&#10;            ROUND(([.G21]-[.G32])*100)&#10;        );&#10;        IF([.G21]=[.G32];&#10;            &quot;&quot;; &#10;            ROUND(([.G21]-[.G32])*100)&#10;        )&#10;    )&#10;)" office:value-type="string" office:string-value="91+8" calcext:value-type="string">
            <text:p>91+8</text:p>
          </table:table-cell>
          <table:table-cell table:formula="of:=COM.MICROSOFT.CONCAT(&#10;    [.H32]*100;&#10;    IF([.H21]&gt;[.H32];&#10;        COM.MICROSOFT.CONCAT(&#10;            &quot;+&quot;;&#10;            ROUND(([.H21]-[.H32])*100)&#10;        );&#10;        IF([.H21]=[.H32];&#10;            &quot;&quot;; &#10;            ROUND(([.H21]-[.H32])*100)&#10;        )&#10;    )&#10;)" office:value-type="string" office:string-value="91+4" calcext:value-type="string">
            <text:p>91+4</text:p>
          </table:table-cell>
          <table:table-cell table:formula="of:=COM.MICROSOFT.CONCAT(&#10;    [.I32]*100;&#10;    IF([.I21]&gt;[.I32];&#10;        COM.MICROSOFT.CONCAT(&#10;            &quot;+&quot;;&#10;            ROUND(([.I21]-[.I32])*100)&#10;        );&#10;        IF([.I21]=[.I32];&#10;            &quot;&quot;; &#10;            ROUND(([.I21]-[.I32])*100)&#10;        )&#10;    )&#10;)" office:value-type="string" office:string-value="61+33" calcext:value-type="string">
            <text:p>61+33</text:p>
          </table:table-cell>
          <table:table-cell table:formula="of:=COM.MICROSOFT.CONCAT(&#10;    [.J32]*100;&#10;    IF([.J21]&gt;[.J32];&#10;        COM.MICROSOFT.CONCAT(&#10;            &quot;+&quot;;&#10;            ROUND(([.J21]-[.J32])*100)&#10;        );&#10;        IF([.J21]=[.J32];&#10;            &quot;&quot;; &#10;            ROUND(([.J21]-[.J32])*100)&#10;        )&#10;    )&#10;)" office:value-type="string" office:string-value="85+2" calcext:value-type="string">
            <text:p>85+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IN</text:p>
          </table:table-cell>
          <table:table-cell table:formula="of:=COM.MICROSOFT.CONCAT(&#10;    [.C33]*100;&#10;    IF([.C22]&gt;[.C33];&#10;        COM.MICROSOFT.CONCAT(&#10;            &quot;+&quot;;&#10;            ROUND(([.C22]-[.C33])*100)&#10;        );&#10;        IF([.C22]=[.C33];&#10;            &quot;&quot;; &#10;            ROUND(([.C22]-[.C33])*100)&#10;        )&#10;    )&#10;)" office:value-type="string" office:string-value="92+8" calcext:value-type="string">
            <text:p>92+8</text:p>
          </table:table-cell>
          <table:table-cell table:formula="of:=COM.MICROSOFT.CONCAT(&#10;    [.D33]*100;&#10;    IF([.D22]&gt;[.D33];&#10;        COM.MICROSOFT.CONCAT(&#10;            &quot;+&quot;;&#10;            ROUND(([.D22]-[.D33])*100)&#10;        );&#10;        IF([.D22]=[.D33];&#10;            &quot;&quot;; &#10;            ROUND(([.D22]-[.D33])*100)&#10;        )&#10;    )&#10;)" office:value-type="string" office:string-value="94" calcext:value-type="string">
            <text:p>94</text:p>
          </table:table-cell>
          <table:table-cell table:formula="of:=COM.MICROSOFT.CONCAT(&#10;    [.E33]*100;&#10;    IF([.E22]&gt;[.E33];&#10;        COM.MICROSOFT.CONCAT(&#10;            &quot;+&quot;;&#10;            ROUND(([.E22]-[.E33])*100)&#10;        );&#10;        IF([.E22]=[.E33];&#10;            &quot;&quot;; &#10;            ROUND(([.E22]-[.E33])*100)&#10;        )&#10;    )&#10;)" office:value-type="string" office:string-value="56+39" calcext:value-type="string">
            <text:p>56+39</text:p>
          </table:table-cell>
          <table:table-cell table:formula="of:=COM.MICROSOFT.CONCAT(&#10;    [.F33]*100;&#10;    IF([.F22]&gt;[.F33];&#10;        COM.MICROSOFT.CONCAT(&#10;            &quot;+&quot;;&#10;            ROUND(([.F22]-[.F33])*100)&#10;        );&#10;        IF([.F22]=[.F33];&#10;            &quot;&quot;; &#10;            ROUND(([.F22]-[.F33])*100)&#10;        )&#10;    )&#10;)" office:value-type="string" office:string-value="89-1" calcext:value-type="string">
            <text:p>89-1</text:p>
          </table:table-cell>
          <table:table-cell table:formula="of:=COM.MICROSOFT.CONCAT(&#10;    [.G33]*100;&#10;    IF([.G22]&gt;[.G33];&#10;        COM.MICROSOFT.CONCAT(&#10;            &quot;+&quot;;&#10;            ROUND(([.G22]-[.G33])*100)&#10;        );&#10;        IF([.G22]=[.G33];&#10;            &quot;&quot;; &#10;            ROUND(([.G22]-[.G33])*100)&#10;        )&#10;    )&#10;)" office:value-type="string" office:string-value="78+22" calcext:value-type="string">
            <text:p>78+22</text:p>
          </table:table-cell>
          <table:table-cell table:formula="of:=COM.MICROSOFT.CONCAT(&#10;    [.H33]*100;&#10;    IF([.H22]&gt;[.H33];&#10;        COM.MICROSOFT.CONCAT(&#10;            &quot;+&quot;;&#10;            ROUND(([.H22]-[.H33])*100)&#10;        );&#10;        IF([.H22]=[.H33];&#10;            &quot;&quot;; &#10;            ROUND(([.H22]-[.H33])*100)&#10;        )&#10;    )&#10;)" office:value-type="string" office:string-value="95" calcext:value-type="string">
            <text:p>95</text:p>
          </table:table-cell>
          <table:table-cell table:formula="of:=COM.MICROSOFT.CONCAT(&#10;    [.I33]*100;&#10;    IF([.I22]&gt;[.I33];&#10;        COM.MICROSOFT.CONCAT(&#10;            &quot;+&quot;;&#10;            ROUND(([.I22]-[.I33])*100)&#10;        );&#10;        IF([.I22]=[.I33];&#10;            &quot;&quot;; &#10;            ROUND(([.I22]-[.I33])*100)&#10;        )&#10;    )&#10;)" office:value-type="string" office:string-value="59+39" calcext:value-type="string">
            <text:p>59+39</text:p>
          </table:table-cell>
          <table:table-cell table:formula="of:=COM.MICROSOFT.CONCAT(&#10;    [.J33]*100;&#10;    IF([.J22]&gt;[.J33];&#10;        COM.MICROSOFT.CONCAT(&#10;            &quot;+&quot;;&#10;            ROUND(([.J22]-[.J33])*100)&#10;        );&#10;        IF([.J22]=[.J33];&#10;            &quot;&quot;; &#10;            ROUND(([.J22]-[.J33])*100)&#10;        )&#10;    )&#10;)" office:value-type="string" office:string-value="87-2" calcext:value-type="string">
            <text:p>87-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R</text:p>
          </table:table-cell>
          <table:table-cell table:formula="of:=COM.MICROSOFT.CONCAT(&#10;    [.C34]*100;&#10;    IF([.C23]&gt;[.C34];&#10;        COM.MICROSOFT.CONCAT(&#10;            &quot;+&quot;;&#10;            ROUND(([.C23]-[.C34])*100)&#10;        );&#10;        IF([.C23]=[.C34];&#10;            &quot;&quot;; &#10;            ROUND(([.C23]-[.C34])*100)&#10;        )&#10;    )&#10;)" office:value-type="string" office:string-value="95+4" calcext:value-type="string">
            <text:p>95+4</text:p>
          </table:table-cell>
          <table:table-cell table:formula="of:=COM.MICROSOFT.CONCAT(&#10;    [.D34]*100;&#10;    IF([.D23]&gt;[.D34];&#10;        COM.MICROSOFT.CONCAT(&#10;            &quot;+&quot;;&#10;            ROUND(([.D23]-[.D34])*100)&#10;        );&#10;        IF([.D23]=[.D34];&#10;            &quot;&quot;; &#10;            ROUND(([.D23]-[.D34])*100)&#10;        )&#10;    )&#10;)" office:value-type="string" office:string-value="87+3" calcext:value-type="string">
            <text:p>87+3</text:p>
          </table:table-cell>
          <table:table-cell table:formula="of:=COM.MICROSOFT.CONCAT(&#10;    [.E34]*100;&#10;    IF([.E23]&gt;[.E34];&#10;        COM.MICROSOFT.CONCAT(&#10;            &quot;+&quot;;&#10;            ROUND(([.E23]-[.E34])*100)&#10;        );&#10;        IF([.E23]=[.E34];&#10;            &quot;&quot;; &#10;            ROUND(([.E23]-[.E34])*100)&#10;        )&#10;    )&#10;)" office:value-type="string" office:string-value="54+40" calcext:value-type="string">
            <text:p>54+40</text:p>
          </table:table-cell>
          <table:table-cell table:formula="of:=COM.MICROSOFT.CONCAT(&#10;    [.F34]*100;&#10;    IF([.F23]&gt;[.F34];&#10;        COM.MICROSOFT.CONCAT(&#10;            &quot;+&quot;;&#10;            ROUND(([.F23]-[.F34])*100)&#10;        );&#10;        IF([.F23]=[.F34];&#10;            &quot;&quot;; &#10;            ROUND(([.F23]-[.F34])*100)&#10;        )&#10;    )&#10;)" office:value-type="string" office:string-value="86+3" calcext:value-type="string">
            <text:p>86+3</text:p>
          </table:table-cell>
          <table:table-cell table:formula="of:=COM.MICROSOFT.CONCAT(&#10;    [.G34]*100;&#10;    IF([.G23]&gt;[.G34];&#10;        COM.MICROSOFT.CONCAT(&#10;            &quot;+&quot;;&#10;            ROUND(([.G23]-[.G34])*100)&#10;        );&#10;        IF([.G23]=[.G34];&#10;            &quot;&quot;; &#10;            ROUND(([.G23]-[.G34])*100)&#10;        )&#10;    )&#10;)" office:value-type="string" office:string-value="90+9" calcext:value-type="string">
            <text:p>90+9</text:p>
          </table:table-cell>
          <table:table-cell table:formula="of:=COM.MICROSOFT.CONCAT(&#10;    [.H34]*100;&#10;    IF([.H23]&gt;[.H34];&#10;        COM.MICROSOFT.CONCAT(&#10;            &quot;+&quot;;&#10;            ROUND(([.H23]-[.H34])*100)&#10;        );&#10;        IF([.H23]=[.H34];&#10;            &quot;&quot;; &#10;            ROUND(([.H23]-[.H34])*100)&#10;        )&#10;    )&#10;)" office:value-type="string" office:string-value="90" calcext:value-type="string">
            <text:p>90</text:p>
          </table:table-cell>
          <table:table-cell table:formula="of:=COM.MICROSOFT.CONCAT(&#10;    [.I34]*100;&#10;    IF([.I23]&gt;[.I34];&#10;        COM.MICROSOFT.CONCAT(&#10;            &quot;+&quot;;&#10;            ROUND(([.I23]-[.I34])*100)&#10;        );&#10;        IF([.I23]=[.I34];&#10;            &quot;&quot;; &#10;            ROUND(([.I23]-[.I34])*100)&#10;        )&#10;    )&#10;)" office:value-type="string" office:string-value="60+35" calcext:value-type="string">
            <text:p>60+35</text:p>
          </table:table-cell>
          <table:table-cell table:formula="of:=COM.MICROSOFT.CONCAT(&#10;    [.J34]*100;&#10;    IF([.J23]&gt;[.J34];&#10;        COM.MICROSOFT.CONCAT(&#10;            &quot;+&quot;;&#10;            ROUND(([.J23]-[.J34])*100)&#10;        );&#10;        IF([.J23]=[.J34];&#10;            &quot;&quot;; &#10;            ROUND(([.J23]-[.J34])*100)&#10;        )&#10;    )&#10;)" office:value-type="string" office:string-value="82+3" calcext:value-type="string">
            <text:p>82+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INR</text:p>
          </table:table-cell>
          <table:table-cell table:formula="of:=COM.MICROSOFT.CONCAT(&#10;    [.C35]*100;&#10;    IF([.C24]&gt;[.C35];&#10;        COM.MICROSOFT.CONCAT(&#10;            &quot;+&quot;;&#10;            ROUND(([.C24]-[.C35])*100)&#10;        );&#10;        IF([.C24]=[.C35];&#10;            &quot;&quot;; &#10;            ROUND(([.C24]-[.C35])*100)&#10;        )&#10;    )&#10;)" office:value-type="string" office:string-value="96+4" calcext:value-type="string">
            <text:p>96+4</text:p>
          </table:table-cell>
          <table:table-cell table:formula="of:=COM.MICROSOFT.CONCAT(&#10;    [.D35]*100;&#10;    IF([.D24]&gt;[.D35];&#10;        COM.MICROSOFT.CONCAT(&#10;            &quot;+&quot;;&#10;            ROUND(([.D24]-[.D35])*100)&#10;        );&#10;        IF([.D24]=[.D35];&#10;            &quot;&quot;; &#10;            ROUND(([.D24]-[.D35])*100)&#10;        )&#10;    )&#10;)" office:value-type="string" office:string-value="92+1" calcext:value-type="string">
            <text:p>92+1</text:p>
          </table:table-cell>
          <table:table-cell table:formula="of:=COM.MICROSOFT.CONCAT(&#10;    [.E35]*100;&#10;    IF([.E24]&gt;[.E35];&#10;        COM.MICROSOFT.CONCAT(&#10;            &quot;+&quot;;&#10;            ROUND(([.E24]-[.E35])*100)&#10;        );&#10;        IF([.E24]=[.E35];&#10;            &quot;&quot;; &#10;            ROUND(([.E24]-[.E35])*100)&#10;        )&#10;    )&#10;)" office:value-type="string" office:string-value="56+40" calcext:value-type="string">
            <text:p>56+40</text:p>
          </table:table-cell>
          <table:table-cell table:formula="of:=COM.MICROSOFT.CONCAT(&#10;    [.F35]*100;&#10;    IF([.F24]&gt;[.F35];&#10;        COM.MICROSOFT.CONCAT(&#10;            &quot;+&quot;;&#10;            ROUND(([.F24]-[.F35])*100)&#10;        );&#10;        IF([.F24]=[.F35];&#10;            &quot;&quot;; &#10;            ROUND(([.F24]-[.F35])*100)&#10;        )&#10;    )&#10;)" office:value-type="string" office:string-value="82+7" calcext:value-type="string">
            <text:p>82+7</text:p>
          </table:table-cell>
          <table:table-cell table:formula="of:=COM.MICROSOFT.CONCAT(&#10;    [.G35]*100;&#10;    IF([.G24]&gt;[.G35];&#10;        COM.MICROSOFT.CONCAT(&#10;            &quot;+&quot;;&#10;            ROUND(([.G24]-[.G35])*100)&#10;        );&#10;        IF([.G24]=[.G35];&#10;            &quot;&quot;; &#10;            ROUND(([.G24]-[.G35])*100)&#10;        )&#10;    )&#10;)" office:value-type="string" office:string-value="69+31" calcext:value-type="string">
            <text:p>69+31</text:p>
          </table:table-cell>
          <table:table-cell table:formula="of:=COM.MICROSOFT.CONCAT(&#10;    [.H35]*100;&#10;    IF([.H24]&gt;[.H35];&#10;        COM.MICROSOFT.CONCAT(&#10;            &quot;+&quot;;&#10;            ROUND(([.H24]-[.H35])*100)&#10;        );&#10;        IF([.H24]=[.H35];&#10;            &quot;&quot;; &#10;            ROUND(([.H24]-[.H35])*100)&#10;        )&#10;    )&#10;)" office:value-type="string" office:string-value="92" calcext:value-type="string">
            <text:p>92</text:p>
          </table:table-cell>
          <table:table-cell table:formula="of:=COM.MICROSOFT.CONCAT(&#10;    [.I35]*100;&#10;    IF([.I24]&gt;[.I35];&#10;        COM.MICROSOFT.CONCAT(&#10;            &quot;+&quot;;&#10;            ROUND(([.I24]-[.I35])*100)&#10;        );&#10;        IF([.I24]=[.I35];&#10;            &quot;&quot;; &#10;            ROUND(([.I24]-[.I35])*100)&#10;        )&#10;    )&#10;)" office:value-type="string" office:string-value="63+33" calcext:value-type="string">
            <text:p>63+33</text:p>
          </table:table-cell>
          <table:table-cell table:formula="of:=COM.MICROSOFT.CONCAT(&#10;    [.J35]*100;&#10;    IF([.J24]&gt;[.J35];&#10;        COM.MICROSOFT.CONCAT(&#10;            &quot;+&quot;;&#10;            ROUND(([.J24]-[.J35])*100)&#10;        );&#10;        IF([.J24]=[.J35];&#10;            &quot;&quot;; &#10;            ROUND(([.J24]-[.J35])*100)&#10;        )&#10;    )&#10;)" office:value-type="string" office:string-value="78+12" calcext:value-type="string">
            <text:p>78+1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34" office:value-type="float" office:value="0.99" calcext:value-type="float">
            <text:p>0.99</text:p>
          </table:table-cell>
          <table:table-cell table:style-name="ce40" office:value-type="float" office:value="0.86" calcext:value-type="float">
            <text:p>0.86</text:p>
          </table:table-cell>
          <table:table-cell table:style-name="ce40" office:value-type="float" office:value="0.91" calcext:value-type="float">
            <text:p>0.91</text:p>
          </table:table-cell>
          <table:table-cell table:style-name="ce45" office:value-type="float" office:value="0.78" calcext:value-type="float">
            <text:p>0.78</text:p>
          </table:table-cell>
          <table:table-cell table:style-name="ce34" office:value-type="float" office:value="0.98" calcext:value-type="float">
            <text:p>0.98</text:p>
          </table:table-cell>
          <table:table-cell table:style-name="ce40" office:value-type="float" office:value="0.88" calcext:value-type="float">
            <text:p>0.88</text:p>
          </table:table-cell>
          <table:table-cell table:style-name="ce40" office:value-type="float" office:value="0.93" calcext:value-type="float">
            <text:p>0.93</text:p>
          </table:table-cell>
          <table:table-cell table:style-name="ce45" office:value-type="float" office:value="0.84" calcext:value-type="float">
            <text:p>0.84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95" calcext:value-type="float">
            <text:p>0.95</text:p>
          </table:table-cell>
          <table:table-cell table:style-name="ce46" office:value-type="float" office:value="0.92" calcext:value-type="float">
            <text:p>0.92</text:p>
          </table:table-cell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93" calcext:value-type="float">
            <text:p>0.93</text:p>
          </table:table-cell>
          <table:table-cell table:style-name="ce41" office:value-type="float" office:value="0.96" calcext:value-type="float">
            <text:p>0.96</text:p>
          </table:table-cell>
          <table:table-cell table:style-name="ce46" office:value-type="float" office:value="0.91" calcext:value-type="float">
            <text:p>0.91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86" calcext:value-type="float">
            <text:p>0.86</text:p>
          </table:table-cell>
          <table:table-cell table:style-name="ce41" office:value-type="float" office:value="0.91" calcext:value-type="float">
            <text:p>0.91</text:p>
          </table:table-cell>
          <table:table-cell table:style-name="ce46" office:value-type="float" office:value="0.79" calcext:value-type="float">
            <text:p>0.79</text:p>
          </table:table-cell>
          <table:table-cell table:style-name="ce35" office:value-type="float" office:value="0.98" calcext:value-type="float">
            <text:p>0.98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float" office:value="0.93" calcext:value-type="float">
            <text:p>0.93</text:p>
          </table:table-cell>
          <table:table-cell table:style-name="ce46" office:value-type="float" office:value="0.83" calcext:value-type="float">
            <text:p>0.83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91" calcext:value-type="float">
            <text:p>0.91</text:p>
          </table:table-cell>
          <table:table-cell table:style-name="ce41" office:value-type="float" office:value="0.95" calcext:value-type="float">
            <text:p>0.95</text:p>
          </table:table-cell>
          <table:table-cell table:style-name="ce46" office:value-type="float" office:value="0.9" calcext:value-type="float">
            <text:p>0.9</text:p>
          </table:table-cell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97" calcext:value-type="float">
            <text:p>0.97</text:p>
          </table:table-cell>
          <table:table-cell table:style-name="ce46" office:value-type="float" office:value="0.92" calcext:value-type="float">
            <text:p>0.92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89" calcext:value-type="float">
            <text:p>0.89</text:p>
          </table:table-cell>
          <table:table-cell table:style-name="ce41" office:value-type="float" office:value="0.92" calcext:value-type="float">
            <text:p>0.92</text:p>
          </table:table-cell>
          <table:table-cell table:style-name="ce46" office:value-type="float" office:value="0.86" calcext:value-type="float">
            <text:p>0.86</text:p>
          </table:table-cell>
          <table:table-cell table:style-name="ce35" office:value-type="float" office:value="0.99" calcext:value-type="float">
            <text:p>0.99</text:p>
          </table:table-cell>
          <table:table-cell table:number-columns-repeated="2" table:style-name="ce41" office:value-type="float" office:value="0.94" calcext:value-type="float">
            <text:p>0.94</text:p>
          </table:table-cell>
          <table:table-cell table:style-name="ce46"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96" calcext:value-type="float">
            <text:p>0.96</text:p>
          </table:table-cell>
          <table:table-cell table:style-name="ce46" office:value-type="float" office:value="0.9" calcext:value-type="float">
            <text:p>0.9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98" calcext:value-type="float">
            <text:p>0.98</text:p>
          </table:table-cell>
          <table:table-cell table:style-name="ce46"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91" calcext:value-type="float">
            <text:p>0.91</text:p>
          </table:table-cell>
          <table:table-cell table:style-name="ce41" office:value-type="float" office:value="0.93" calcext:value-type="float">
            <text:p>0.93</text:p>
          </table:table-cell>
          <table:table-cell table:style-name="ce46" office:value-type="float" office:value="0.83" calcext:value-type="float">
            <text:p>0.83</text:p>
          </table:table-cell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float" office:value="0.94" calcext:value-type="float">
            <text:p>0.94</text:p>
          </table:table-cell>
          <table:table-cell table:style-name="ce46" office:value-type="float" office:value="0.87" calcext:value-type="float">
            <text:p>0.87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95" calcext:value-type="float">
            <text:p>0.95</text:p>
          </table:table-cell>
          <table:table-cell table:style-name="ce46" office:value-type="float" office:value="0.88" calcext:value-type="float">
            <text:p>0.88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float" office:value="0.98" calcext:value-type="float">
            <text:p>0.98</text:p>
          </table:table-cell>
          <table:table-cell table:style-name="ce46"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float" office:value="0.94" calcext:value-type="float">
            <text:p>0.94</text:p>
          </table:table-cell>
          <table:table-cell table:style-name="ce46" office:value-type="float" office:value="0.89" calcext:value-type="float">
            <text:p>0.89</text:p>
          </table:table-cell>
          <table:table-cell table:style-name="ce35" office:value-type="float" office:value="0.99" calcext:value-type="float">
            <text:p>0.99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float" office:value="0.95" calcext:value-type="float">
            <text:p>0.95</text:p>
          </table:table-cell>
          <table:table-cell table:style-name="ce46"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float" office:value="1" calcext:value-type="float">
            <text:p>1</text:p>
          </table:table-cell>
          <table:table-cell table:style-name="ce42" office:value-type="float" office:value="0.93" calcext:value-type="float">
            <text:p>0.93</text:p>
          </table:table-cell>
          <table:table-cell table:style-name="ce42" office:value-type="float" office:value="0.96" calcext:value-type="float">
            <text:p>0.96</text:p>
          </table:table-cell>
          <table:table-cell table:style-name="ce47" office:value-type="float" office:value="0.89" calcext:value-type="float">
            <text:p>0.89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.92" calcext:value-type="float">
            <text:p>0.92</text:p>
          </table:table-cell>
          <table:table-cell table:style-name="ce42" office:value-type="float" office:value="0.96" calcext:value-type="float">
            <text:p>0.96</text:p>
          </table:table-cell>
          <table:table-cell table:style-name="ce47"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57" office:value-type="float" office:value="0.97" calcext:value-type="float">
            <text:p>0.97</text:p>
          </table:table-cell>
          <table:table-cell table:style-name="ce57" office:value-type="float" office:value="0.86" calcext:value-type="float">
            <text:p>0.86</text:p>
          </table:table-cell>
          <table:table-cell table:style-name="ce57" office:value-type="float" office:value="0.54" calcext:value-type="float">
            <text:p>0.54</text:p>
          </table:table-cell>
          <table:table-cell table:style-name="ce57" office:value-type="float" office:value="0.79" calcext:value-type="float">
            <text:p>0.79</text:p>
          </table:table-cell>
          <table:table-cell table:style-name="ce57" office:value-type="float" office:value="0.91" calcext:value-type="float">
            <text:p>0.91</text:p>
          </table:table-cell>
          <table:table-cell table:style-name="ce57" office:value-type="float" office:value="0.83" calcext:value-type="float">
            <text:p>0.83</text:p>
          </table:table-cell>
          <table:table-cell table:style-name="ce57" office:value-type="float" office:value="0.61" calcext:value-type="float">
            <text:p>0.61</text:p>
          </table:table-cell>
          <table:table-cell table:style-name="ce57" office:value-type="float" office:value="0.86" calcext:value-type="float">
            <text:p>0.86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2"/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91" calcext:value-type="float">
            <text:p>0.91</text:p>
          </table:table-cell>
          <table:table-cell table:style-name="ce41" office:value-type="float" office:value="0.52" calcext:value-type="float">
            <text:p>0.52</text:p>
          </table:table-cell>
          <table:table-cell table:style-name="ce41" office:value-type="float" office:value="0.83" calcext:value-type="float">
            <text:p>0.83</text:p>
          </table:table-cell>
          <table:table-cell table:style-name="ce41" office:value-type="float" office:value="0.89" calcext:value-type="float">
            <text:p>0.89</text:p>
          </table:table-cell>
          <table:table-cell table:style-name="ce41" office:value-type="float" office:value="0.91" calcext:value-type="float">
            <text:p>0.91</text:p>
          </table:table-cell>
          <table:table-cell table:style-name="ce41" office:value-type="float" office:value="0.58" calcext:value-type="float">
            <text:p>0.58</text:p>
          </table:table-cell>
          <table:table-cell table:style-name="ce41" office:value-type="float" office:value="0.86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table:style-name="ce57" office:value-type="float" office:value="0.98" calcext:value-type="float">
            <text:p>0.98</text:p>
          </table:table-cell>
          <table:table-cell table:style-name="ce57" office:value-type="float" office:value="0.86" calcext:value-type="float">
            <text:p>0.86</text:p>
          </table:table-cell>
          <table:table-cell table:style-name="ce57" office:value-type="float" office:value="0.53" calcext:value-type="float">
            <text:p>0.53</text:p>
          </table:table-cell>
          <table:table-cell table:style-name="ce57" office:value-type="float" office:value="0.81" calcext:value-type="float">
            <text:p>0.81</text:p>
          </table:table-cell>
          <table:table-cell table:style-name="ce57" office:value-type="float" office:value="0.95" calcext:value-type="float">
            <text:p>0.95</text:p>
          </table:table-cell>
          <table:table-cell table:style-name="ce57" office:value-type="float" office:value="0.89" calcext:value-type="float">
            <text:p>0.89</text:p>
          </table:table-cell>
          <table:table-cell table:style-name="ce57" office:value-type="float" office:value="0.57" calcext:value-type="float">
            <text:p>0.57</text:p>
          </table:table-cell>
          <table:table-cell table:style-name="ce57" office:value-type="float" office:value="0.84" calcext:value-type="float">
            <text:p>0.84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0.96" calcext:value-type="float">
            <text:p>0.96</text:p>
          </table:table-cell>
          <table:table-cell table:style-name="ce41" office:value-type="float" office:value="0.91" calcext:value-type="float">
            <text:p>0.91</text:p>
          </table:table-cell>
          <table:table-cell table:style-name="ce41" office:value-type="float" office:value="0.49" calcext:value-type="float">
            <text:p>0.49</text:p>
          </table:table-cell>
          <table:table-cell table:style-name="ce41" office:value-type="float" office:value="0.83" calcext:value-type="float">
            <text:p>0.83</text:p>
          </table:table-cell>
          <table:table-cell table:style-name="ce41" office:value-type="float" office:value="0.88" calcext:value-type="float">
            <text:p>0.88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float" office:value="0.59" calcext:value-type="float">
            <text:p>0.59</text:p>
          </table:table-cell>
          <table:table-cell table:style-name="ce41" office:value-type="float" office:value="0.83" calcext:value-type="float">
            <text:p>0.83</text:p>
          </table:table-cell>
          <table:table-cell/>
        </table:table-row>
        <table:table-row table:style-name="ro1">
          <table:table-cell table:number-columns-repeated="2"/>
          <table:table-cell table:style-name="ce57" office:value-type="float" office:value="0.92" calcext:value-type="float">
            <text:p>0.92</text:p>
          </table:table-cell>
          <table:table-cell table:style-name="ce57" office:value-type="float" office:value="0.91" calcext:value-type="float">
            <text:p>0.91</text:p>
          </table:table-cell>
          <table:table-cell table:style-name="ce57" office:value-type="float" office:value="0.56" calcext:value-type="float">
            <text:p>0.56</text:p>
          </table:table-cell>
          <table:table-cell table:style-name="ce57" office:value-type="float" office:value="0.86" calcext:value-type="float">
            <text:p>0.86</text:p>
          </table:table-cell>
          <table:table-cell table:style-name="ce57" office:value-type="float" office:value="0.88" calcext:value-type="float">
            <text:p>0.88</text:p>
          </table:table-cell>
          <table:table-cell table:style-name="ce57" office:value-type="float" office:value="0.92" calcext:value-type="float">
            <text:p>0.92</text:p>
          </table:table-cell>
          <table:table-cell table:style-name="ce57" office:value-type="float" office:value="0.57" calcext:value-type="float">
            <text:p>0.57</text:p>
          </table:table-cell>
          <table:table-cell table:style-name="ce57"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0.87" calcext:value-type="float">
            <text:p>0.87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55" calcext:value-type="float">
            <text:p>0.55</text:p>
          </table:table-cell>
          <table:table-cell table:style-name="ce41" office:value-type="float" office:value="0.87" calcext:value-type="float">
            <text:p>0.87</text:p>
          </table:table-cell>
          <table:table-cell table:style-name="ce41" office:value-type="float" office:value="0.71" calcext:value-type="float">
            <text:p>0.71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2"/>
          <table:table-cell table:style-name="ce57" office:value-type="float" office:value="0.96" calcext:value-type="float">
            <text:p>0.96</text:p>
          </table:table-cell>
          <table:table-cell table:style-name="ce57" office:value-type="float" office:value="0.93" calcext:value-type="float">
            <text:p>0.93</text:p>
          </table:table-cell>
          <table:table-cell table:style-name="ce57" office:value-type="float" office:value="0.57" calcext:value-type="float">
            <text:p>0.57</text:p>
          </table:table-cell>
          <table:table-cell table:style-name="ce57" office:value-type="float" office:value="0.83" calcext:value-type="float">
            <text:p>0.83</text:p>
          </table:table-cell>
          <table:table-cell table:number-columns-repeated="2" table:style-name="ce57" office:value-type="float" office:value="0.91" calcext:value-type="float">
            <text:p>0.91</text:p>
          </table:table-cell>
          <table:table-cell table:style-name="ce57" office:value-type="float" office:value="0.61" calcext:value-type="float">
            <text:p>0.61</text:p>
          </table:table-cell>
          <table:table-cell table:style-name="ce57"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56" calcext:value-type="float">
            <text:p>0.56</text:p>
          </table:table-cell>
          <table:table-cell table:style-name="ce41" office:value-type="float" office:value="0.89" calcext:value-type="float">
            <text:p>0.89</text:p>
          </table:table-cell>
          <table:table-cell table:style-name="ce41" office:value-type="float" office:value="0.78" calcext:value-type="float">
            <text:p>0.78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float" office:value="0.59" calcext:value-type="float">
            <text:p>0.59</text:p>
          </table:table-cell>
          <table:table-cell table:style-name="ce41" office:value-type="float" office:value="0.87" calcext:value-type="float">
            <text:p>0.87</text:p>
          </table:table-cell>
          <table:table-cell/>
        </table:table-row>
        <table:table-row table:style-name="ro1">
          <table:table-cell table:number-columns-repeated="2"/>
          <table:table-cell table:style-name="ce57" office:value-type="float" office:value="0.95" calcext:value-type="float">
            <text:p>0.95</text:p>
          </table:table-cell>
          <table:table-cell table:style-name="ce57" office:value-type="float" office:value="0.87" calcext:value-type="float">
            <text:p>0.87</text:p>
          </table:table-cell>
          <table:table-cell table:style-name="ce57" office:value-type="float" office:value="0.54" calcext:value-type="float">
            <text:p>0.54</text:p>
          </table:table-cell>
          <table:table-cell table:style-name="ce57" office:value-type="float" office:value="0.86" calcext:value-type="float">
            <text:p>0.86</text:p>
          </table:table-cell>
          <table:table-cell table:number-columns-repeated="2" table:style-name="ce57" office:value-type="float" office:value="0.9" calcext:value-type="float">
            <text:p>0.9</text:p>
          </table:table-cell>
          <table:table-cell table:style-name="ce57" office:value-type="float" office:value="0.6" calcext:value-type="float">
            <text:p>0.6</text:p>
          </table:table-cell>
          <table:table-cell table:style-name="ce57" office:value-type="float" office:value="0.82" calcext:value-type="float">
            <text:p>0.82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0.96" calcext:value-type="float">
            <text:p>0.96</text:p>
          </table:table-cell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56" calcext:value-type="float">
            <text:p>0.56</text:p>
          </table:table-cell>
          <table:table-cell table:style-name="ce41" office:value-type="float" office:value="0.82" calcext:value-type="float">
            <text:p>0.82</text:p>
          </table:table-cell>
          <table:table-cell table:style-name="ce41" office:value-type="float" office:value="0.69" calcext:value-type="float">
            <text:p>0.69</text:p>
          </table:table-cell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63" calcext:value-type="float">
            <text:p>0.63</text:p>
          </table:table-cell>
          <table:table-cell table:style-name="ce41" office:value-type="float" office:value="0.78" calcext:value-type="float">
            <text:p>0.78</text:p>
          </table:table-cell>
          <table:table-cell/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F14" table:buttons="'F1-score'.A3 'F1-score'.B1 'F1-score'.C1" table:show-filter-button="false" table:drill-down-on-double-click="false">
          <table:source-cell-range table:cell-range-address="data.A1:data.I171"/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8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hort Name" table:orientation="column" table:used-hierarchy="0" table:function="auto">
            <table:data-pilot-level table:show-empty="false" calcext:repeat-item-labels="false">
              <table:data-pilot-members>
                <table:data-pilot-member table:name="L" table:display="true" table:show-details="true"/>
                <table:data-pilot-member table:name="NM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EHAVIOR FILE" table:orientation="row" table:used-hierarchy="0" table:function="auto">
            <table:data-pilot-level table:show-empty="false" calcext:repeat-item-labels="false">
              <table:data-pilot-members>
                <table:data-pilot-member table:name="behavior_first_report_v1" table:display="true" table:show-details="true"/>
                <table:data-pilot-member table:name="behavior_first_report_v2" table:display="true" table:show-details="true"/>
                <table:data-pilot-member table:name="behavior_first_report_v3" table:display="true" table:show-details="true"/>
                <table:data-pilot-member table:name="behavior_first_report_v4" table:display="true" table:show-details="true"/>
                <table:data-pilot-member table:name="behavior_second_report_v1" table:display="true" table:show-details="true"/>
                <table:data-pilot-member table:name="behavior_second_report_v2" table:display="true" table:show-details="true"/>
                <table:data-pilot-member table:name="behavior_second_report_v3" table:display="true" table:show-details="true"/>
                <table:data-pilot-member table:name="behavior_second_report_v4" table:display="true" table:show-details="true"/>
                <table:data-pilot-member table:name="behavior_second_report_v5" table:display="true" table:show-details="true"/>
                <table:data-pilot-member table:name="behavior_second_report_v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0.83" table:display="true" table:show-details="true"/>
                <table:data-pilot-member table:name="0.84" table:display="true" table:show-details="true"/>
                <table:data-pilot-member table:name="0.85" table:display="true" table:show-details="true"/>
                <table:data-pilot-member table:name="0.87" table:display="true" table:show-details="true"/>
                <table:data-pilot-member table:name="0.88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23:03:10.589131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14:27:23.867664310</dc:date>
    <meta:editing-duration>PT13H28M18S</meta:editing-duration>
    <meta:editing-cycles>17</meta:editing-cycles>
    <meta:generator>LibreOffice/24.8.3.2$Linux_X86_64 LibreOffice_project/480$Build-2</meta:generator>
    <meta:document-statistic meta:table-count="3" meta:cell-count="668" meta:object-count="0"/>
  </office:meta>
</office:document-meta>
</file>